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Tempo de Execução</text:p>
          </table:table-cell>
          <table:table-cell/>
          <table:table-cell office:value-type="string" calcext:value-type="string">
            <text:p>Tempo Médio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Resultad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703310012817" calcext:value-type="float">
            <text:p>1,76703310012817</text:p>
          </table:table-cell>
          <table:table-cell/>
          <table:table-cell table:formula="of:=AVERAGE([.B2:.B11])" office:value-type="float" office:value="1.79892594814301" calcext:value-type="float">
            <text:p>1,79892594814301</text:p>
          </table:table-cell>
          <table:table-cell table:formula="of:=STDEV([.B2:.B11])" office:value-type="float" office:value="0.0314115216600406" calcext:value-type="float">
            <text:p>0,031411521660041</text:p>
          </table:table-cell>
          <table:table-cell table:formula="of:=([.E2]/[.D2]) * 100" office:value-type="float" office:value="1.74612644241782" calcext:value-type="float">
            <text:p>1,7461264424178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172755241394" calcext:value-type="float">
            <text:p>1,7817275524139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187439918518" calcext:value-type="float">
            <text:p>1,8018743991851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6619853973389" calcext:value-type="float">
            <text:p>1,86619853973389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2417845726013" calcext:value-type="float">
            <text:p>1,8241784572601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7575635910034" calcext:value-type="float">
            <text:p>1,77575635910034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2100033760071" calcext:value-type="float">
            <text:p>1,8210003376007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699468612671" calcext:value-type="float">
            <text:p>1,79699468612671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9186868667603" calcext:value-type="float">
            <text:p>1,79186868667603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6262736320496" calcext:value-type="float">
            <text:p>1,76262736320496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2:00:01.430440200</meta:creation-date>
    <dc:date>2019-09-18T12:28:08.579964139</dc:date>
    <meta:editing-duration>PT7M31S</meta:editing-duration>
    <meta:editing-cycles>1</meta:editing-cycles>
    <meta:document-statistic meta:table-count="2" meta:cell-count="28" meta:object-count="0"/>
    <meta:generator>LibreOffice/6.1.5.2$Linux_X86_64 LibreOffice_project/90f8dcf33c87b3705e78202e3df5142b201bd805</meta:generator>
  </office:meta>
</office:document-meta>
</file>